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9cm" fo:min-width="1.6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cm" fo:min-width="1.4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8cm" fo:min-width="1.415cm"/>
    </style:style>
    <style:style style:name="gr9" style:family="graphic" style:parent-style-name="standard">
      <style:graphic-properties svg:stroke-color="#ff950e" draw:fill-color="#ff950e" draw:textarea-horizontal-align="justify" draw:textarea-vertical-align="middle" draw:auto-grow-height="false" fo:min-height="0.508cm" fo:min-width="2.4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0.7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9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947cm" style:use-optimal-column-width="false"/>
    </style:style>
    <style:style style:name="co2" style:family="table-column">
      <style:table-column-properties style:column-width="1.95cm" style:use-optimal-column-width="false"/>
    </style:style>
    <style:style style:name="co3" style:family="table-column">
      <style:table-column-properties style:column-width="1.948cm" style:use-optimal-column-width="false"/>
    </style:style>
    <style:style style:name="co4" style:family="table-column">
      <style:table-column-properties style:column-width="1.946cm" style:use-optimal-column-width="false"/>
    </style:style>
    <style:style style:name="ro1" style:family="table-row">
      <style:table-row-properties style:row-height="1.613cm"/>
    </style:style>
    <style:style style:name="ro2" style:family="table-row">
      <style:table-row-properties style:row-height="1.151cm"/>
    </style:style>
    <style:style style:name="ro3" style:family="table-row">
      <style:table-row-properties style:row-height="1.603cm"/>
    </style:style>
    <style:style style:name="ro4" style:family="table-row">
      <style:table-row-properties style:row-height="1.144cm"/>
    </style:style>
    <style:style style:name="ro5" style:family="table-row">
      <style:table-row-properties style:row-height="1.148cm"/>
    </style:style>
    <style:style style:name="ce1" style:family="table-cell">
      <loext:graphic-properties draw:fill-color="#808080" draw:textarea-vertical-align="middle"/>
      <style:paragraph-properties fo:text-align="center" fo:border-left="0.06pt solid #111111" fo:border-right="0.06pt solid #111111" fo:border-top="0.06pt solid #111111" fo:border-bottom="0.17pt solid #111111"/>
      <style:text-properties fo:font-size="28pt" style:font-size-asian="28pt" style:font-size-complex="28pt"/>
    </style:style>
    <style:style style:name="ce2" style:family="table-cell">
      <style:paragraph-properties fo:border-left="0.06pt solid #111111" fo:border-right="0.06pt solid #111111" fo:border-top="none" fo:border-bottom="0.06pt solid #111111"/>
    </style:style>
    <style:style style:name="ce3" style:family="table-cell">
      <style:paragraph-properties fo:border="0.06pt solid #111111"/>
    </style:style>
    <style:style style:name="ce4" style:family="table-cell">
      <style:paragraph-properties fo:text-align="center" fo:border-left="0.06pt solid #111111" fo:border-right="0.06pt solid #111111" fo:border-top="0.06pt solid #111111" fo:border-bottom="none"/>
    </style:style>
    <style:style style:name="ce5" style:family="table-cell">
      <loext:graphic-properties draw:fill-color="#aecf00"/>
      <style:paragraph-properties fo:text-align="center" fo:border="0.06pt solid #111111"/>
      <style:text-properties fo:font-size="18pt" style:font-size-asian="18pt" style:font-size-complex="18pt"/>
    </style:style>
    <style:style style:name="ce6" style:family="table-cell">
      <style:paragraph-properties fo:text-align="center" fo:border-left="0.06pt solid #111111" fo:border-right="0.06pt solid #111111" fo:border-top="none" fo:border-bottom="0.06pt solid #111111"/>
    </style:style>
    <style:style style:name="ce7" style:family="table-cell">
      <loext:graphic-properties draw:fill-color="#ffffff"/>
      <style:paragraph-properties fo:text-align="center" fo:border-left="0.06pt solid #111111" fo:border-right="0.06pt solid #111111" fo:border-top="none" fo:border-bottom="none"/>
    </style:style>
    <style:style style:name="ce8" style:family="table-cell">
      <loext:graphic-properties draw:fill-color="#ffffff"/>
      <style:paragraph-properties fo:text-align="center" fo:border-left="0.06pt solid #111111" fo:border-right="0.06pt solid #111111" fo:border-top="none" fo:border-bottom="0.06pt solid #111111"/>
    </style:style>
    <style:style style:name="ce9" style:family="table-cell">
      <loext:graphic-properties draw:fill-color="#eeeeee"/>
      <style:paragraph-properties fo:text-align="center" fo:border="0.06pt solid #111111"/>
    </style:style>
    <style:style style:name="ce10" style:family="table-cell">
      <loext:graphic-properties draw:fill-color="#eeeeee"/>
      <style:paragraph-properties fo:text-align="center" fo:border-left="none" fo:border-right="0.06pt solid #111111" fo:border-top="0.06pt solid #111111" fo:border-bottom="0.06pt solid #111111"/>
    </style:style>
    <style:style style:name="ce11" style:family="table-cell">
      <loext:graphic-properties draw:fill-color="#aecf00"/>
      <style:paragraph-properties fo:text-align="center" fo:border-left="0.06pt solid #111111" fo:border-right="0.06pt solid #111111" fo:border-top="none" fo:border-bottom="0.06pt solid #111111"/>
    </style:style>
    <style:style style:name="ce12" style:family="table-cell">
      <loext:graphic-properties draw:fill-color="#aecf00"/>
      <style:paragraph-properties fo:text-align="center" fo:border="0.06pt solid #111111"/>
    </style:style>
    <style:style style:name="ce13" style:family="table-cell">
      <loext:graphic-properties draw:fill-color="#808080" draw:textarea-vertical-align="middle"/>
      <style:paragraph-properties fo:text-align="center" fo:border-left="0.06pt solid #111111" fo:border-right="none" fo:border-top="0.06pt solid #111111" fo:border-bottom="0.17pt solid #111111"/>
      <style:text-properties fo:font-size="28pt" style:font-size-asian="28pt" style:font-size-complex="28pt"/>
    </style:style>
    <style:style style:name="ce14" style:family="table-cell">
      <loext:graphic-properties draw:fill-color="#579d1c" draw:textarea-vertical-align="middle"/>
      <style:paragraph-properties fo:text-align="center" fo:border-left="0.06pt solid #111111" fo:border-right="0.06pt solid #111111" fo:border-top="0.06pt solid #111111" fo:border-bottom="0.17pt solid #111111"/>
      <style:text-properties fo:font-size="28pt" style:font-size-asian="28pt" style:font-size-complex="28pt"/>
    </style:style>
    <style:style style:name="ce15" style:family="table-cell">
      <style:paragraph-properties fo:text-align="center" fo:border-left="0.06pt solid #111111" fo:border-right="none" fo:border-top="none" fo:border-bottom="0.06pt solid #111111"/>
    </style:style>
    <style:style style:name="ce16" style:family="table-cell">
      <style:paragraph-properties fo:text-align="center" fo:border-left="0.06pt solid #111111" fo:border-right="none" fo:border-top="0.06pt solid #111111" fo:border-bottom="0.06pt solid #111111"/>
    </style:style>
    <style:style style:name="ce17" style:family="table-cell">
      <loext:graphic-properties draw:fill-color="#808080" draw:textarea-vertical-align="middle"/>
      <style:paragraph-properties fo:text-align="center" fo:border-left="none" fo:border-right="0.06pt solid #111111" fo:border-top="0.06pt solid #111111" fo:border-bottom="0.17pt solid #111111"/>
      <style:text-properties fo:font-size="28pt" style:font-size-asian="28pt" style:font-size-complex="28pt"/>
    </style:style>
    <style:style style:name="ce18" style:family="table-cell">
      <style:paragraph-properties fo:text-align="center" fo:border-left="none" fo:border-right="0.06pt solid #111111" fo:border-top="none" fo:border-bottom="0.06pt solid #111111"/>
    </style:style>
    <style:style style:name="ce19" style:family="table-cell">
      <style:paragraph-properties fo:border-left="0.06pt solid #111111" fo:border-right="none" fo:border-top="0.06pt solid #111111" fo:border-bottom="0.06pt solid #111111"/>
    </style:style>
    <style:style style:name="ce20" style:family="table-cell">
      <style:paragraph-properties fo:text-align="center" fo:border-left="none" fo:border-right="0.06pt solid #111111" fo:border-top="0.06pt solid #111111" fo:border-bottom="0.06pt solid #111111"/>
    </style:style>
    <style:style style:name="ce21" style:family="table-cell">
      <loext:graphic-properties draw:fill-color="#cc99cc"/>
      <style:paragraph-properties fo:text-align="center" fo:border-left="0.06pt solid #111111" fo:border-right="0.06pt solid #111111" fo:border-top="none" fo:border-bottom="0.06pt solid #111111"/>
    </style:style>
    <style:style style:name="ce22" style:family="table-cell">
      <loext:graphic-properties draw:fill-color="#4b1f6f"/>
      <style:paragraph-properties fo:text-align="center" fo:border-left="0.06pt solid #111111" fo:border-right="0.06pt solid #111111" fo:border-top="none" fo:border-bottom="0.06pt solid #111111"/>
    </style:style>
    <style:style style:name="ce23" style:family="table-cell">
      <loext:graphic-properties draw:fill-color="#cc99cc"/>
      <style:paragraph-properties fo:text-align="center" fo:border="0.06pt solid #111111"/>
    </style:style>
    <style:style style:name="ce24" style:family="table-cell">
      <loext:graphic-properties draw:fill-color="#4b1f6f"/>
      <style:paragraph-properties fo:text-align="center" fo:border="0.06pt solid #111111"/>
    </style:style>
    <style:style style:name="ce25" style:family="table-cell">
      <loext:graphic-properties draw:fill-color="#808080" draw:textarea-vertical-align="middle"/>
      <style:paragraph-properties fo:text-align="center" fo:border="0.06pt solid #111111"/>
      <style:text-properties fo:font-size="28pt" style:font-size-asian="28pt" style:font-size-complex="28pt"/>
    </style:style>
    <style:style style:name="ce26" style:family="table-cell">
      <style:paragraph-properties fo:text-align="center" fo:border="0.06pt solid #11111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color="#ff950e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text-properties fo:color="#ff950e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="none" draw:fill-color="#ffffff"/>
      <style:text-properties fo:color="#aecf00" fo:font-size="55pt" style:font-size-asian="55pt" style:font-size-complex="5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950e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aecf00" fo:font-size="55pt" style:font-size-asian="55pt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standard" draw:layer="layout" svg:width="9.737cm" svg:height="8.518cm" svg:x="2.212cm" svg:y="7.35cm">
            <table:table table:template-name="bw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1">A</text:span></text:p>
                </table:table-cell>
                <table:table-cell>
                  <text:p text:style-name="P1"><text:span text:style-name="T1">B</text:span></text:p>
                </table:table-cell>
                <table:table-cell>
                  <text:p text:style-name="P1"><text:span text:style-name="T1">C</text:span></text:p>
                </table:table-cell>
                <table:table-cell>
                  <text:p text:style-name="P1"><text:span text:style-name="T1">D</text:span></text:p>
                </table:table-cell>
                <table:table-cell>
                  <text:p text:style-name="P1"><text:span text:style-name="T1">E</text:span></text:p>
                </table:table-cell>
              </table:table-row>
              <table:table-row table:style-name="ro2" table:default-cell-style-name="ce2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line draw:style-name="gr1" draw:text-style-name="P2" draw:layer="layout" svg:x1="2.21cm" svg:y1="8.918cm" svg:x2="11.95cm" svg:y2="8.918cm">
            <text:p/>
          </draw:line>
          <draw:line draw:style-name="gr2" draw:text-style-name="P2" draw:layer="layout" svg:x1="2.116cm" svg:y1="7.31cm" svg:x2="0.376cm" svg:y2="6.265cm">
            <text:p/>
          </draw:line>
          <draw:frame draw:style-name="gr3" draw:text-style-name="P3" draw:layer="layout" svg:width="2.128cm" svg:height="2.279cm" svg:x="0.266cm" svg:y="7.042cm">
            <draw:text-box>
              <text:p><text:span text:style-name="T2">lines</text:span></text:p>
            </draw:text-box>
          </draw:frame>
          <draw:frame draw:style-name="gr4" draw:text-style-name="P3" draw:layer="layout" svg:width="2.098cm" svg:height="2.28cm" svg:x="1.348cm" svg:y="6.208cm">
            <draw:text-box>
              <text:p><text:span text:style-name="T2">cols</text:span></text:p>
            </draw:text-box>
          </draw:frame>
          <draw:frame draw:style-name="gr5" draw:text-style-name="P4" draw:layer="layout" svg:width="0.588cm" svg:height="1.37cm" svg:x="1.035cm" svg:y="8.691cm">
            <draw:text-box>
              <text:p><text:span text:style-name="T3">1</text:span></text:p>
            </draw:text-box>
          </draw:frame>
          <draw:frame draw:style-name="gr6" draw:text-style-name="P4" draw:layer="layout" svg:width="0.722cm" svg:height="1.37cm" svg:x="0.969cm" svg:y="9.914cm">
            <draw:text-box>
              <text:p><text:span text:style-name="T3">2</text:span></text:p>
            </draw:text-box>
          </draw:frame>
          <draw:frame draw:style-name="gr7" draw:text-style-name="P4" draw:layer="layout" svg:width="0.722cm" svg:height="1.371cm" svg:x="0.969cm" svg:y="11.135cm">
            <draw:text-box>
              <text:p><text:span text:style-name="T3">3</text:span></text:p>
            </draw:text-box>
          </draw:frame>
          <draw:frame draw:style-name="gr7" draw:text-style-name="P4" draw:layer="layout" svg:width="0.722cm" svg:height="1.371cm" svg:x="0.969cm" svg:y="12.289cm">
            <draw:text-box>
              <text:p><text:span text:style-name="T3">4</text:span></text:p>
            </draw:text-box>
          </draw:frame>
          <draw:frame draw:style-name="gr6" draw:text-style-name="P4" draw:layer="layout" svg:width="0.722cm" svg:height="1.37cm" svg:x="0.969cm" svg:y="13.549cm">
            <draw:text-box>
              <text:p><text:span text:style-name="T3">5</text:span></text:p>
            </draw:text-box>
          </draw:frame>
          <draw:frame draw:style-name="gr6" draw:text-style-name="P4" draw:layer="layout" svg:width="0.722cm" svg:height="1.37cm" svg:x="0.969cm" svg:y="14.71cm">
            <draw:text-box>
              <text:p><text:span text:style-name="T3">6</text:span></text:p>
            </draw:text-box>
          </draw:frame>
          <draw:frame draw:style-name="gr5" draw:text-style-name="P4" draw:layer="layout" svg:width="0.589cm" svg:height="1.37cm" svg:x="2.857cm" svg:y="6.174cm">
            <draw:text-box>
              <text:p><text:span text:style-name="T3">1</text:span></text:p>
            </draw:text-box>
          </draw:frame>
          <draw:frame draw:style-name="gr6" draw:text-style-name="P4" draw:layer="layout" svg:width="0.725cm" svg:height="1.37cm" svg:x="4.669cm" svg:y="6.174cm">
            <draw:text-box>
              <text:p><text:span text:style-name="T3">2</text:span></text:p>
            </draw:text-box>
          </draw:frame>
          <draw:frame draw:style-name="gr6" draw:text-style-name="P4" draw:layer="layout" svg:width="0.724cm" svg:height="1.37cm" svg:x="6.644cm" svg:y="6.174cm">
            <draw:text-box>
              <text:p><text:span text:style-name="T3">3</text:span></text:p>
            </draw:text-box>
          </draw:frame>
          <draw:frame draw:style-name="gr6" draw:text-style-name="P4" draw:layer="layout" svg:width="0.726cm" svg:height="1.37cm" svg:x="8.581cm" svg:y="6.174cm">
            <draw:text-box>
              <text:p><text:span text:style-name="T3">4</text:span></text:p>
            </draw:text-box>
          </draw:frame>
          <draw:frame draw:style-name="gr6" draw:text-style-name="P4" draw:layer="layout" svg:width="0.723cm" svg:height="1.37cm" svg:x="10.622cm" svg:y="6.174cm">
            <draw:text-box>
              <text:p><text:span text:style-name="T3">5</text:span></text:p>
            </draw:text-box>
          </draw:frame>
        </draw:g>
        <draw:g>
          <draw:frame draw:style-name="standard" draw:layer="layout" svg:width="9.737cm" svg:height="8.47cm" svg:x="17.842cm" svg:y="7.367cm">
            <table:table table:template-name="bw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1">
                <table:table-cell>
                  <text:p text:style-name="P1"><text:span text:style-name="T1">A</text:span></text:p>
                </table:table-cell>
                <table:table-cell>
                  <text:p text:style-name="P1"><text:span text:style-name="T1">B</text:span></text:p>
                </table:table-cell>
                <table:table-cell>
                  <text:p text:style-name="P1"><text:span text:style-name="T1">C</text:span></text:p>
                </table:table-cell>
                <table:table-cell>
                  <text:p text:style-name="P1"><text:span text:style-name="T1">D</text:span></text:p>
                </table:table-cell>
                <table:table-cell>
                  <text:p text:style-name="P1"><text:span text:style-name="T1">E</text:span></text:p>
                </table:table-cell>
              </table:table-row>
              <table:table-row table:style-name="ro4" table:default-cell-style-name="ce2"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5" table:default-cell-style-name="ce3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line draw:style-name="gr1" draw:text-style-name="P2" draw:layer="layout" svg:x1="17.84cm" svg:y1="8.931cm" svg:x2="27.58cm" svg:y2="8.931cm">
            <text:p/>
          </draw:line>
          <draw:line draw:style-name="gr2" draw:text-style-name="P2" draw:layer="layout" svg:x1="17.746cm" svg:y1="7.329cm" svg:x2="16.006cm" svg:y2="6.291cm">
            <text:p/>
          </draw:line>
          <draw:frame draw:style-name="gr3" draw:text-style-name="P3" draw:layer="layout" svg:width="2.128cm" svg:height="2.279cm" svg:x="15.896cm" svg:y="7.063cm">
            <draw:text-box>
              <text:p><text:span text:style-name="T2">lines</text:span></text:p>
            </draw:text-box>
          </draw:frame>
          <draw:frame draw:style-name="gr8" draw:text-style-name="P3" draw:layer="layout" svg:width="2.098cm" svg:height="2.278cm" svg:x="16.978cm" svg:y="6.234cm">
            <draw:text-box>
              <text:p><text:span text:style-name="T2">cols</text:span></text:p>
            </draw:text-box>
          </draw:frame>
          <draw:frame draw:style-name="gr5" draw:text-style-name="P4" draw:layer="layout" svg:width="0.588cm" svg:height="1.37cm" svg:x="16.665cm" svg:y="8.702cm">
            <draw:text-box>
              <text:p><text:span text:style-name="T3">1</text:span></text:p>
            </draw:text-box>
          </draw:frame>
          <draw:frame draw:style-name="gr6" draw:text-style-name="P4" draw:layer="layout" svg:width="0.722cm" svg:height="1.37cm" svg:x="16.599cm" svg:y="9.918cm">
            <draw:text-box>
              <text:p><text:span text:style-name="T3">2</text:span></text:p>
            </draw:text-box>
          </draw:frame>
          <draw:frame draw:style-name="gr7" draw:text-style-name="P4" draw:layer="layout" svg:width="0.722cm" svg:height="1.371cm" svg:x="16.599cm" svg:y="11.133cm">
            <draw:text-box>
              <text:p><text:span text:style-name="T3">3</text:span></text:p>
            </draw:text-box>
          </draw:frame>
          <draw:frame draw:style-name="gr6" draw:text-style-name="P4" draw:layer="layout" svg:width="0.722cm" svg:height="1.37cm" svg:x="16.599cm" svg:y="12.28cm">
            <draw:text-box>
              <text:p><text:span text:style-name="T3">4</text:span></text:p>
            </draw:text-box>
          </draw:frame>
          <draw:frame draw:style-name="gr6" draw:text-style-name="P4" draw:layer="layout" svg:width="0.722cm" svg:height="1.37cm" svg:x="16.599cm" svg:y="13.531cm">
            <draw:text-box>
              <text:p><text:span text:style-name="T3">5</text:span></text:p>
            </draw:text-box>
          </draw:frame>
          <draw:frame draw:style-name="gr6" draw:text-style-name="P4" draw:layer="layout" svg:width="0.722cm" svg:height="1.37cm" svg:x="16.599cm" svg:y="14.685cm">
            <draw:text-box>
              <text:p><text:span text:style-name="T3">6</text:span></text:p>
            </draw:text-box>
          </draw:frame>
          <draw:frame draw:style-name="gr5" draw:text-style-name="P4" draw:layer="layout" svg:width="0.589cm" svg:height="1.37cm" svg:x="18.487cm" svg:y="6.2cm">
            <draw:text-box>
              <text:p><text:span text:style-name="T3">1</text:span></text:p>
            </draw:text-box>
          </draw:frame>
          <draw:frame draw:style-name="gr6" draw:text-style-name="P4" draw:layer="layout" svg:width="0.725cm" svg:height="1.37cm" svg:x="20.299cm" svg:y="6.2cm">
            <draw:text-box>
              <text:p><text:span text:style-name="T3">2</text:span></text:p>
            </draw:text-box>
          </draw:frame>
          <draw:frame draw:style-name="gr6" draw:text-style-name="P4" draw:layer="layout" svg:width="0.726cm" svg:height="1.37cm" svg:x="22.272cm" svg:y="6.2cm">
            <draw:text-box>
              <text:p><text:span text:style-name="T3">3</text:span></text:p>
            </draw:text-box>
          </draw:frame>
          <draw:frame draw:style-name="gr6" draw:text-style-name="P4" draw:layer="layout" svg:width="0.725cm" svg:height="1.37cm" svg:x="24.213cm" svg:y="6.2cm">
            <draw:text-box>
              <text:p><text:span text:style-name="T3">4</text:span></text:p>
            </draw:text-box>
          </draw:frame>
          <draw:frame draw:style-name="gr6" draw:text-style-name="P4" draw:layer="layout" svg:width="0.723cm" svg:height="1.37cm" svg:x="26.252cm" svg:y="6.2cm">
            <draw:text-box>
              <text:p><text:span text:style-name="T3">5</text:span></text:p>
            </draw:text-box>
          </draw:frame>
        </draw:g>
        <draw:custom-shape draw:style-name="gr9" draw:text-style-name="P5" draw:layer="layout" svg:width="3.397cm" svg:height="1.516cm" svg:x="12.278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2.936cm" svg:height="0.962cm" svg:x="2.771cm" svg:y="1.098cm">
          <draw:text-box>
            <text:p>templat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standard" draw:layer="layout" svg:width="5.84cm" svg:height="8.518cm" svg:x="0.412cm" svg:y="7.35cm">
            <table:table table:template-name="bw" table:use-first-row-styles="true" table:use-banding-rows-styles="true">
              <table:table-column table:style-name="co1"/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"><text:span text:style-name="T1">A</text:span></text:p>
                </table:table-cell>
                <table:table-cell>
                  <text:p text:style-name="P1"><text:span text:style-name="T1">B</text:span></text:p>
                </table:table-cell>
                <table:table-cell>
                  <text:p text:style-name="P1"><text:span text:style-name="T1">C</text:span></text:p>
                </table:table-cell>
              </table:table-row>
              <table:table-row table:style-name="ro2" table:default-cell-style-name="ce2"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line draw:style-name="gr1" draw:text-style-name="P2" draw:layer="layout" svg:x1="0.41cm" svg:y1="8.918cm" svg:x2="6.252cm" svg:y2="8.918cm">
            <text:p/>
          </draw:line>
        </draw:g>
        <draw:g>
          <draw:frame draw:style-name="standard" draw:layer="layout" svg:width="7.791cm" svg:height="8.47cm" svg:x="19.842cm" svg:y="7.374cm">
            <table:table table:template-name="bw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row table:style-name="ro3" table:default-cell-style-name="ce1">
                <table:table-cell>
                  <text:p text:style-name="P1"><text:span text:style-name="T1">A</text:span></text:p>
                </table:table-cell>
                <table:table-cell>
                  <text:p text:style-name="P1"><text:span text:style-name="T1">B</text:span></text:p>
                </table:table-cell>
                <table:table-cell>
                  <text:p text:style-name="P1"><text:span text:style-name="T1">C</text:span></text:p>
                </table:table-cell>
                <table:table-cell>
                  <text:p text:style-name="P1"><text:span text:style-name="T1">D</text:span></text:p>
                </table:table-cell>
              </table:table-row>
              <table:table-row table:style-name="ro4" table:default-cell-style-name="ce2"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</table:table-row>
              <table:table-row table:style-name="ro4" table:default-cell-style-name="ce3">
                <table:table-cell/>
                <table:table-cell/>
                <table:table-cell/>
                <table:table-cell/>
              </table:table-row>
              <table:table-row table:style-name="ro5" table:default-cell-style-name="ce3"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line draw:style-name="gr1" draw:text-style-name="P2" draw:layer="layout" svg:x1="19.84cm" svg:y1="8.938cm" svg:x2="27.633cm" svg:y2="8.938cm">
            <text:p/>
          </draw:line>
        </draw:g>
        <draw:g>
          <draw:frame draw:style-name="standard" draw:layer="layout" svg:width="3.893cm" svg:height="8.518cm" svg:x="8.303cm" svg:y="7.35cm">
            <table:table table:template-name="bw" table:use-first-row-styles="true" table:use-banding-rows-styles="tru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"><text:span text:style-name="T1">B</text:span></text:p>
                </table:table-cell>
                <table:table-cell>
                  <text:p text:style-name="P1"><text:span text:style-name="T1">D</text:span></text:p>
                </table:table-cell>
              </table:table-row>
              <table:table-row table:style-name="ro2" table:default-cell-style-name="ce2"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line draw:style-name="gr1" draw:text-style-name="P2" draw:layer="layout" svg:x1="8.301cm" svg:y1="8.918cm" svg:x2="12.196cm" svg:y2="8.918cm">
            <text:p/>
          </draw:line>
        </draw:g>
        <draw:g>
          <draw:custom-shape draw:style-name="gr9" draw:text-style-name="P5" draw:layer="layout" svg:width="3.397cm" svg:height="1.516cm" svg:x="14.425cm" svg:y="11.4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8" draw:layer="layout" svg:width="7.724cm" svg:height="1.195cm" svg:x="12.261cm" svg:y="10.254cm">
            <draw:text-box>
              <text:p><text:span text:style-name="T4">left_join(by = “B”)</text:span></text:p>
            </draw:text-box>
          </draw:frame>
        </draw:g>
        <draw:frame draw:style-name="gr13" draw:text-style-name="P10" draw:layer="layout" svg:width="1.917cm" svg:height="2.618cm" svg:x="6.318cm" svg:y="10.3cm">
          <draw:text-box>
            <text:p text:style-name="P9"><text:span text:style-name="T5">+</text:span></text:p>
          </draw:text-box>
        </draw:frame>
        <draw:frame draw:style-name="gr14" draw:text-style-name="P11" draw:layer="layout" svg:width="1.256cm" svg:height="2.419cm" svg:x="8.596cm" svg:y="5.638cm">
          <draw:text-box>
            <text:p><text:span text:style-name="T6">*</text:span></text:p>
          </draw:text-box>
        </draw:frame>
        <draw:frame draw:style-name="gr14" draw:text-style-name="P11" draw:layer="layout" svg:width="1.256cm" svg:height="2.419cm" svg:x="2.696cm" svg:y="5.639cm">
          <draw:text-box>
            <text:p><text:span text:style-name="T6">*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frame draw:style-name="standard" draw:layer="layout" svg:width="9.737cm" svg:height="8.518cm" svg:x="2.212cm" svg:y="7.35cm">
            <table:table table:template-name="bw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1">A</text:span></text:p>
                </table:table-cell>
                <table:table-cell>
                  <text:p text:style-name="P1"><text:span text:style-name="T1">B</text:span></text:p>
                </table:table-cell>
                <table:table-cell>
                  <text:p text:style-name="P1"><text:span text:style-name="T1">C</text:span></text:p>
                </table:table-cell>
                <table:table-cell>
                  <text:p text:style-name="P1"><text:span text:style-name="T1">D</text:span></text:p>
                </table:table-cell>
                <table:table-cell>
                  <text:p text:style-name="P1"><text:span text:style-name="T1">E</text:span></text:p>
                </table:table-cell>
              </table:table-row>
              <table:table-row table:style-name="ro2" table:default-cell-style-name="ce2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5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6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line draw:style-name="gr1" draw:text-style-name="P2" draw:layer="layout" svg:x1="2.21cm" svg:y1="8.918cm" svg:x2="11.95cm" svg:y2="8.918cm">
            <text:p/>
          </draw:line>
        </draw:g>
        <draw:g>
          <draw:frame draw:style-name="standard" draw:layer="layout" svg:width="9.737cm" svg:height="5.034cm" svg:x="15.942cm" svg:y="7.367cm">
            <table:table table:template-name="bw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1">
                <table:table-cell>
                  <text:p text:style-name="P1"><text:span text:style-name="T1">A</text:span></text:p>
                </table:table-cell>
                <table:table-cell>
                  <text:p text:style-name="P1"><text:span text:style-name="T1">B</text:span></text:p>
                </table:table-cell>
                <table:table-cell>
                  <text:p text:style-name="P1"><text:span text:style-name="T1">C</text:span></text:p>
                </table:table-cell>
                <table:table-cell>
                  <text:p text:style-name="P1"><text:span text:style-name="T1">D</text:span></text:p>
                </table:table-cell>
                <table:table-cell>
                  <text:p text:style-name="P1"><text:span text:style-name="T1">E</text:span></text:p>
                </table:table-cell>
              </table:table-row>
              <table:table-row table:style-name="ro4" table:default-cell-style-name="ce8">
                <table:table-cell table:style-name="ce7"/>
                <table:table-cell/>
                <table:table-cell/>
                <table:table-cell/>
                <table:table-cell/>
              </table:table-row>
              <table:table-row table:style-name="ro4" table:default-cell-style-name="ce9">
                <table:table-cell/>
                <table:table-cell table:style-name="ce10"/>
                <table:table-cell/>
                <table:table-cell/>
                <table:table-cell/>
              </table:table-row>
              <table:table-row table:style-name="ro4" table:default-cell-style-name="ce12">
                <table:table-cell table:style-name="ce11"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line draw:style-name="gr1" draw:text-style-name="P2" draw:layer="layout" svg:x1="15.94cm" svg:y1="8.931cm" svg:x2="25.68cm" svg:y2="8.931cm">
            <text:p/>
          </draw:line>
        </draw:g>
        <draw:g>
          <draw:custom-shape draw:style-name="gr9" draw:text-style-name="P5" draw:layer="layout" svg:width="3.397cm" svg:height="1.516cm" svg:x="12.353cm" svg:y="10.3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8" draw:layer="layout" svg:width="2.898cm" svg:height="1.195cm" svg:x="12.602cm" svg:y="9.27cm">
            <draw:text-box>
              <text:p><text:span text:style-name="T4">filter()</text:span>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standard" draw:layer="layout" svg:width="7.787cm" svg:height="8.518cm" svg:x="2.212cm" svg:y="7.3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1" draw:text-style-name="P2" draw:layer="layout" svg:x1="2.21cm" svg:y1="8.918cm" svg:x2="9.999cm" svg:y2="8.918cm">
          <text:p/>
        </draw:line>
        <draw:frame draw:style-name="standard" draw:layer="layout" svg:width="9.737cm" svg:height="8.47cm" svg:x="17.842cm" svg:y="7.36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 table:style-name="ce13">
                <text:p text:style-name="P1"><text:span text:style-name="T1">D</text:span></text:p>
              </table:table-cell>
              <table:table-cell table:style-name="ce14">
                <text:p text:style-name="P1"><text:span text:style-name="T1">E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 table:style-name="ce15"/>
              <table:table-cell table:style-name="ce11"/>
            </table:table-row>
            <table:table-row table:style-name="ro4" table:default-cell-style-name="ce3">
              <table:table-cell/>
              <table:table-cell/>
              <table:table-cell/>
              <table:table-cell table:style-name="ce16"/>
              <table:table-cell table:style-name="ce11"/>
            </table:table-row>
            <table:table-row table:style-name="ro4" table:default-cell-style-name="ce3">
              <table:table-cell/>
              <table:table-cell/>
              <table:table-cell/>
              <table:table-cell table:style-name="ce16"/>
              <table:table-cell table:style-name="ce11"/>
            </table:table-row>
            <table:table-row table:style-name="ro4" table:default-cell-style-name="ce3">
              <table:table-cell/>
              <table:table-cell/>
              <table:table-cell/>
              <table:table-cell table:style-name="ce16"/>
              <table:table-cell table:style-name="ce11"/>
            </table:table-row>
            <table:table-row table:style-name="ro4" table:default-cell-style-name="ce3">
              <table:table-cell/>
              <table:table-cell/>
              <table:table-cell/>
              <table:table-cell table:style-name="ce16"/>
              <table:table-cell table:style-name="ce11"/>
            </table:table-row>
            <table:table-row table:style-name="ro5" table:default-cell-style-name="ce3">
              <table:table-cell/>
              <table:table-cell/>
              <table:table-cell/>
              <table:table-cell table:style-name="ce16"/>
              <table:table-cell table:style-name="ce11"/>
            </table:table-row>
          </table:table>
          <draw:image xlink:href="Pictures/TablePreview9.svm" xlink:type="simple" xlink:show="embed" xlink:actuate="onLoad"/>
        </draw:frame>
        <draw:line draw:style-name="gr1" draw:text-style-name="P2" draw:layer="layout" svg:x1="17.84cm" svg:y1="8.931cm" svg:x2="27.58cm" svg:y2="8.931cm">
          <text:p/>
        </draw:line>
        <draw:custom-shape draw:style-name="gr9" draw:text-style-name="P5" draw:layer="layout" svg:width="3.397cm" svg:height="1.516cm" svg:x="12.278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8" draw:layer="layout" svg:width="3.842cm" svg:height="1.195cm" svg:x="12.278cm" svg:y="9.407cm">
          <draw:text-box>
            <text:p><text:span text:style-name="T4">mutate(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standard" draw:layer="layout" svg:width="9.737cm" svg:height="8.518cm" svg:x="2.212cm" svg:y="7.3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 table:style-name="ce13"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 table:style-name="ce17">
                <text:p text:style-name="P1"><text:span text:style-name="T1">D</text:span></text:p>
              </table:table-cell>
              <table:table-cell>
                <text:p text:style-name="P1"><text:span text:style-name="T1">E</text:span></text:p>
              </table:table-cell>
            </table:table-row>
            <table:table-row table:style-name="ro2" table:default-cell-style-name="ce2">
              <table:table-cell/>
              <table:table-cell table:style-name="ce15"/>
              <table:table-cell table:style-name="ce11"/>
              <table:table-cell table:style-name="ce18"/>
              <table:table-cell/>
            </table:table-row>
            <table:table-row table:style-name="ro2" table:default-cell-style-name="ce3">
              <table:table-cell/>
              <table:table-cell table:style-name="ce19"/>
              <table:table-cell table:style-name="ce11"/>
              <table:table-cell table:style-name="ce20"/>
              <table:table-cell/>
            </table:table-row>
            <table:table-row table:style-name="ro2" table:default-cell-style-name="ce3">
              <table:table-cell/>
              <table:table-cell table:style-name="ce16"/>
              <table:table-cell table:style-name="ce11"/>
              <table:table-cell table:style-name="ce20"/>
              <table:table-cell/>
            </table:table-row>
            <table:table-row table:style-name="ro2" table:default-cell-style-name="ce3">
              <table:table-cell/>
              <table:table-cell table:style-name="ce16"/>
              <table:table-cell table:style-name="ce11"/>
              <table:table-cell table:style-name="ce20"/>
              <table:table-cell/>
            </table:table-row>
            <table:table-row table:style-name="ro2" table:default-cell-style-name="ce3">
              <table:table-cell/>
              <table:table-cell table:style-name="ce16"/>
              <table:table-cell table:style-name="ce11"/>
              <table:table-cell table:style-name="ce20"/>
              <table:table-cell/>
            </table:table-row>
            <table:table-row table:style-name="ro2" table:default-cell-style-name="ce3">
              <table:table-cell/>
              <table:table-cell table:style-name="ce16"/>
              <table:table-cell table:style-name="ce11"/>
              <table:table-cell table:style-name="ce20"/>
              <table:table-cell/>
            </table:table-row>
          </table:table>
          <draw:image xlink:href="Pictures/TablePreview10.svm" xlink:type="simple" xlink:show="embed" xlink:actuate="onLoad"/>
        </draw:frame>
        <draw:line draw:style-name="gr1" draw:text-style-name="P2" draw:layer="layout" svg:x1="2.21cm" svg:y1="8.918cm" svg:x2="11.95cm" svg:y2="8.918cm">
          <text:p/>
        </draw:line>
        <draw:frame draw:style-name="standard" draw:layer="layout" svg:width="5.843cm" svg:height="8.47cm" svg:x="17.842cm" svg:y="7.36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</table:table-row>
            <table:table-row table:style-name="ro4">
              <table:table-cell table:style-name="ce15"/>
              <table:table-cell table:style-name="ce11"/>
              <table:table-cell table:style-name="ce18"/>
            </table:table-row>
            <table:table-row table:style-name="ro4">
              <table:table-cell table:style-name="ce19"/>
              <table:table-cell table:style-name="ce11"/>
              <table:table-cell table:style-name="ce20"/>
            </table:table-row>
            <table:table-row table:style-name="ro4">
              <table:table-cell table:style-name="ce16"/>
              <table:table-cell table:style-name="ce11"/>
              <table:table-cell table:style-name="ce20"/>
            </table:table-row>
            <table:table-row table:style-name="ro4">
              <table:table-cell table:style-name="ce16"/>
              <table:table-cell table:style-name="ce11"/>
              <table:table-cell table:style-name="ce20"/>
            </table:table-row>
            <table:table-row table:style-name="ro4">
              <table:table-cell table:style-name="ce16"/>
              <table:table-cell table:style-name="ce11"/>
              <table:table-cell table:style-name="ce20"/>
            </table:table-row>
            <table:table-row table:style-name="ro5">
              <table:table-cell table:style-name="ce16"/>
              <table:table-cell table:style-name="ce11"/>
              <table:table-cell table:style-name="ce20"/>
            </table:table-row>
          </table:table>
          <draw:image xlink:href="Pictures/TablePreview11.svm" xlink:type="simple" xlink:show="embed" xlink:actuate="onLoad"/>
        </draw:frame>
        <draw:line draw:style-name="gr1" draw:text-style-name="P2" draw:layer="layout" svg:x1="17.84cm" svg:y1="8.931cm" svg:x2="23.685cm" svg:y2="8.931cm">
          <text:p/>
        </draw:line>
        <draw:custom-shape draw:style-name="gr9" draw:text-style-name="P5" draw:layer="layout" svg:width="3.397cm" svg:height="1.516cm" svg:x="12.278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5.019cm" svg:height="1.195cm" svg:x="12.278cm" svg:y="9.342cm">
          <draw:text-box>
            <text:p><text:span text:style-name="T4">select(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standard" draw:layer="layout" svg:width="9.737cm" svg:height="8.518cm" svg:x="2.212cm" svg:y="7.3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E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line draw:style-name="gr1" draw:text-style-name="P2" draw:layer="layout" svg:x1="2.21cm" svg:y1="8.918cm" svg:x2="11.95cm" svg:y2="8.918cm">
          <text:p/>
        </draw:line>
        <draw:frame draw:style-name="standard" draw:layer="layout" svg:width="1.947cm" svg:height="2.746cm" svg:x="17.842cm" svg:y="7.367cm">
          <table:table table:template-name="bw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1"><text:span text:style-name="T1">B</text:span>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13.svm" xlink:type="simple" xlink:show="embed" xlink:actuate="onLoad"/>
        </draw:frame>
        <draw:line draw:style-name="gr1" draw:text-style-name="P2" draw:layer="layout" svg:x1="17.84cm" svg:y1="8.931cm" svg:x2="19.789cm" svg:y2="8.931cm">
          <text:p/>
        </draw:line>
        <draw:custom-shape draw:style-name="gr9" draw:text-style-name="P5" draw:layer="layout" svg:width="3.397cm" svg:height="1.516cm" svg:x="12.278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8" draw:layer="layout" svg:width="9.05cm" svg:height="2.139cm" svg:x="12.278cm" svg:y="9.342cm">
          <draw:text-box>
            <text:p><text:span text:style-name="T4">summarise()</text:span></text:p>
          </draw:text-box>
        </draw:frame>
        <draw:frame draw:style-name="gr14" draw:text-style-name="P11" draw:layer="layout" svg:width="1.256cm" svg:height="2.419cm" svg:x="4.496cm" svg:y="5.037cm">
          <draw:text-box>
            <text:p><text:span text:style-name="T6">*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standard" draw:layer="layout" svg:width="5.84cm" svg:height="8.518cm" svg:x="2.212cm" svg:y="7.3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line draw:style-name="gr1" draw:text-style-name="P2" draw:layer="layout" svg:x1="2.21cm" svg:y1="8.918cm" svg:x2="8.052cm" svg:y2="8.918cm">
          <text:p/>
        </draw:line>
        <draw:custom-shape draw:style-name="gr9" draw:text-style-name="P5" draw:layer="layout" svg:width="3.397cm" svg:height="1.516cm" svg:x="8.378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4.757cm" svg:height="1.195cm" svg:x="8.378cm" svg:y="9.461cm">
          <draw:text-box>
            <text:p><text:span text:style-name="T4">group by()</text:span></text:p>
          </draw:text-box>
        </draw:frame>
        <draw:frame draw:style-name="standard" draw:layer="layout" svg:width="5.843cm" svg:height="8.47cm" svg:x="13.242cm" svg:y="7.36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</table:table-row>
            <table:table-row table:style-name="ro4">
              <table:table-cell table:style-name="ce2"/>
              <table:table-cell table:style-name="ce15"/>
              <table:table-cell table:style-name="ce21"/>
            </table:table-row>
            <table:table-row table:style-name="ro4">
              <table:table-cell table:style-name="ce3"/>
              <table:table-cell table:style-name="ce19"/>
              <table:table-cell table:style-name="ce22"/>
            </table:table-row>
            <table:table-row table:style-name="ro4">
              <table:table-cell table:style-name="ce3"/>
              <table:table-cell table:style-name="ce16"/>
              <table:table-cell table:style-name="ce21"/>
            </table:table-row>
            <table:table-row table:style-name="ro4">
              <table:table-cell table:style-name="ce3"/>
              <table:table-cell table:style-name="ce16"/>
              <table:table-cell table:style-name="ce23"/>
            </table:table-row>
            <table:table-row table:style-name="ro4">
              <table:table-cell table:style-name="ce3"/>
              <table:table-cell table:style-name="ce16"/>
              <table:table-cell table:style-name="ce22"/>
            </table:table-row>
            <table:table-row table:style-name="ro5">
              <table:table-cell table:style-name="ce3"/>
              <table:table-cell table:style-name="ce16"/>
              <table:table-cell table:style-name="ce24"/>
            </table:table-row>
          </table:table>
          <draw:image xlink:href="Pictures/TablePreview15.svm" xlink:type="simple" xlink:show="embed" xlink:actuate="onLoad"/>
        </draw:frame>
        <draw:line draw:style-name="gr1" draw:text-style-name="P2" draw:layer="layout" svg:x1="13.24cm" svg:y1="8.931cm" svg:x2="19.085cm" svg:y2="8.931cm">
          <text:p/>
        </draw:line>
        <draw:frame draw:style-name="gr14" draw:text-style-name="P11" draw:layer="layout" svg:width="1.256cm" svg:height="2.419cm" svg:x="6.596cm" svg:y="4.884cm">
          <draw:text-box>
            <text:p><text:span text:style-name="T6">*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standard" draw:layer="layout" svg:width="5.84cm" svg:height="8.518cm" svg:x="2.012cm" svg:y="7.3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line draw:style-name="gr1" draw:text-style-name="P2" draw:layer="layout" svg:x1="2.01cm" svg:y1="8.918cm" svg:x2="7.852cm" svg:y2="8.918cm">
          <text:p/>
        </draw:line>
        <draw:custom-shape draw:style-name="gr9" draw:text-style-name="P5" draw:layer="layout" svg:width="3.397cm" svg:height="1.516cm" svg:x="8.178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5.646cm" svg:height="1.195cm" svg:x="18.785cm" svg:y="9.507cm">
          <draw:text-box>
            <text:p><text:span text:style-name="T4">summarise()</text:span></text:p>
          </draw:text-box>
        </draw:frame>
        <draw:frame draw:style-name="standard" draw:layer="layout" svg:width="5.843cm" svg:height="8.47cm" svg:x="12.942cm" svg:y="7.36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</table:table-row>
            <table:table-row table:style-name="ro4">
              <table:table-cell table:style-name="ce2"/>
              <table:table-cell table:style-name="ce15"/>
              <table:table-cell table:style-name="ce21"/>
            </table:table-row>
            <table:table-row table:style-name="ro4">
              <table:table-cell table:style-name="ce3"/>
              <table:table-cell table:style-name="ce19"/>
              <table:table-cell table:style-name="ce22"/>
            </table:table-row>
            <table:table-row table:style-name="ro4">
              <table:table-cell table:style-name="ce3"/>
              <table:table-cell table:style-name="ce16"/>
              <table:table-cell table:style-name="ce21"/>
            </table:table-row>
            <table:table-row table:style-name="ro4">
              <table:table-cell table:style-name="ce3"/>
              <table:table-cell table:style-name="ce16"/>
              <table:table-cell table:style-name="ce23"/>
            </table:table-row>
            <table:table-row table:style-name="ro4">
              <table:table-cell table:style-name="ce3"/>
              <table:table-cell table:style-name="ce16"/>
              <table:table-cell table:style-name="ce22"/>
            </table:table-row>
            <table:table-row table:style-name="ro5">
              <table:table-cell table:style-name="ce3"/>
              <table:table-cell table:style-name="ce16"/>
              <table:table-cell table:style-name="ce24"/>
            </table:table-row>
          </table:table>
          <draw:image xlink:href="Pictures/TablePreview17.svm" xlink:type="simple" xlink:show="embed" xlink:actuate="onLoad"/>
        </draw:frame>
        <draw:line draw:style-name="gr1" draw:text-style-name="P2" draw:layer="layout" svg:x1="12.94cm" svg:y1="8.931cm" svg:x2="18.785cm" svg:y2="8.931cm">
          <text:p/>
        </draw:line>
        <draw:frame draw:style-name="gr14" draw:text-style-name="P11" draw:layer="layout" svg:width="1.256cm" svg:height="2.419cm" svg:x="6.396cm" svg:y="4.884cm">
          <draw:text-box>
            <text:p><text:span text:style-name="T6">*</text:span></text:p>
          </draw:text-box>
        </draw:frame>
        <draw:frame draw:style-name="standard" draw:layer="layout" svg:width="3.895cm" svg:height="3.89cm" svg:x="23.896cm" svg:y="7.368cm">
          <table:table table:template-name="bw" table:use-first-row-styles="true" table:use-banding-rows-styles="true">
            <table:table-column table:style-name="co3"/>
            <table:table-column table:style-name="co3"/>
            <table:table-row table:style-name="ro3" table:default-cell-style-name="ce25">
              <table:table-cell>
                <text:p text:style-name="P1"><text:span text:style-name="T1">C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4">
              <table:table-cell table:style-name="ce23"/>
              <table:table-cell table:style-name="ce26"/>
            </table:table-row>
            <table:table-row table:style-name="ro4">
              <table:table-cell table:style-name="ce24"/>
              <table:table-cell table:style-name="ce3"/>
            </table:table-row>
          </table:table>
          <draw:image xlink:href="Pictures/TablePreview18.svm" xlink:type="simple" xlink:show="embed" xlink:actuate="onLoad"/>
        </draw:frame>
        <draw:line draw:style-name="gr1" draw:text-style-name="P2" draw:layer="layout" svg:x1="23.894cm" svg:y1="8.932cm" svg:x2="27.791cm" svg:y2="8.932cm">
          <text:p/>
        </draw:line>
        <draw:custom-shape draw:style-name="gr9" draw:text-style-name="P5" draw:layer="layout" svg:width="3.397cm" svg:height="1.516cm" svg:x="19.078cm" svg:y="10.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5.646cm" svg:height="1.195cm" svg:x="7.852cm" svg:y="9.174cm">
          <draw:text-box>
            <text:p><text:span text:style-name="T4">group_by()</text:span></text:p>
          </draw:text-box>
        </draw:frame>
        <draw:frame draw:style-name="gr18" draw:text-style-name="P11" draw:layer="layout" svg:width="1.256cm" svg:height="2.419cm" svg:x="15.021cm" svg:y="5.251cm">
          <draw:text-box>
            <text:p><text:span text:style-name="T6">*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8:20:35.909547000</meta:creation-date>
    <dc:date>2019-01-24T10:27:05.677629000</dc:date>
    <meta:editing-duration>PT2H32M50S</meta:editing-duration>
    <meta:editing-cycles>20</meta:editing-cycles>
    <meta:generator>LibreOffice/5.2.4.2$MacOSX_X86_64 LibreOffice_project/3d5603e1122f0f102b62521720ab13a38a4e0eb0</meta:generator>
    <meta:document-statistic meta:object-count="135"/>
  </office:meta>
</office:document-meta>
</file>